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124.1pt" svg:y="393.76pt">
            <loext:p draw:notify-on-update-of-ranges="Sheet1.A1:Sheet1.A1 Sheet1.A2:Sheet1.A11 Sheet1.B1:Sheet1.B1 Sheet1.B2:Sheet1.B11 Sheet1.C1:Sheet1.C1 Sheet1.C2:Sheet1.C11 Sheet1.D1:Sheet1.D1 Sheet1.D2:Sheet1.D11 Sheet1.E1:Sheet1.E1 Sheet1.E2:Sheet1.E11 Sheet1.F1:Sheet1.F1 Sheet1.F2:Sheet1.F11 Sheet1.G1:Sheet1.G1 Sheet1.G2:Sheet1.G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51.15pt" svg:y="390.56pt">
            <loext:p draw:notify-on-update-of-ranges="Sheet1.I1:Sheet1.I1 Sheet1.I2:Sheet1.I8 Sheet1.J1:Sheet1.J1 Sheet1.J2:Sheet1.J8 Sheet1.K1:Sheet1.K1 Sheet1.K2:Sheet1.K8 Sheet1.L1:Sheet1.L1 Sheet1.L2:Sheet1.L8 Sheet1.M1:Sheet1.M1 Sheet1.M2:Sheet1.M8 Sheet1.N1:Sheet1.N1 Sheet1.N2:Sheet1.N8 Sheet1.O1:Sheet1.O1 Sheet1.O2:Sheet1.O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Defaults</text:p>
          </table:table-cell>
          <table:table-cell office:value-type="string" calcext:value-type="string">
            <text:p>Hidden_512</text:p>
          </table:table-cell>
          <table:table-cell office:value-type="string" calcext:value-type="string">
            <text:p>Keep_0.5</text:p>
          </table:table-cell>
          <table:table-cell office:value-type="string" calcext:value-type="string">
            <text:p>Keep_0.75</text:p>
          </table:table-cell>
          <table:table-cell office:value-type="string" calcext:value-type="string">
            <text:p>Layers_3</text:p>
          </table:table-cell>
          <table:table-cell office:value-type="string" calcext:value-type="string">
            <text:p>Steps_50</text:p>
          </table:table-cell>
          <table:table-cell table:number-columns-repeated="2"/>
          <table:table-cell office:value-type="string" calcext:value-type="string">
            <text:p>Defaults</text:p>
          </table:table-cell>
          <table:table-cell office:value-type="string" calcext:value-type="string">
            <text:p>Hidden_512</text:p>
          </table:table-cell>
          <table:table-cell office:value-type="string" calcext:value-type="string">
            <text:p>Keep_0.5</text:p>
          </table:table-cell>
          <table:table-cell office:value-type="string" calcext:value-type="string">
            <text:p>Keep_0.75</text:p>
          </table:table-cell>
          <table:table-cell office:value-type="string" calcext:value-type="string">
            <text:p>Layers_3</text:p>
          </table:table-cell>
          <table:table-cell office:value-type="string" calcext:value-type="string">
            <text:p>Steps_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0.212" calcext:value-type="float">
            <text:p>840.212</text:p>
          </table:table-cell>
          <table:table-cell office:value-type="float" office:value="520.846" calcext:value-type="float">
            <text:p>520.846</text:p>
          </table:table-cell>
          <table:table-cell office:value-type="float" office:value="1432.277" calcext:value-type="float">
            <text:p>1432.277</text:p>
          </table:table-cell>
          <table:table-cell office:value-type="float" office:value="1012.399" calcext:value-type="float">
            <text:p>1012.399</text:p>
          </table:table-cell>
          <table:table-cell office:value-type="float" office:value="689.458" calcext:value-type="float">
            <text:p>689.458</text:p>
          </table:table-cell>
          <table:table-cell office:value-type="float" office:value="264.499" calcext:value-type="float">
            <text:p>264.499</text:p>
          </table:table-cell>
          <table:table-cell/>
          <table:table-cell office:value-type="string" calcext:value-type="string">
            <text:p>Train1</text:p>
          </table:table-cell>
          <table:table-cell office:value-type="float" office:value="276.452" calcext:value-type="float">
            <text:p>276.452</text:p>
          </table:table-cell>
          <table:table-cell office:value-type="float" office:value="239.107" calcext:value-type="float">
            <text:p>239.107</text:p>
          </table:table-cell>
          <table:table-cell office:value-type="float" office:value="520.729" calcext:value-type="float">
            <text:p>520.729</text:p>
          </table:table-cell>
          <table:table-cell office:value-type="float" office:value="367.338" calcext:value-type="float">
            <text:p>367.338</text:p>
          </table:table-cell>
          <table:table-cell office:value-type="float" office:value="280.231" calcext:value-type="float">
            <text:p>280.231</text:p>
          </table:table-cell>
          <table:table-cell office:value-type="float" office:value="234.531" calcext:value-type="float">
            <text:p>234.53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19.563" calcext:value-type="float">
            <text:p>219.563</text:p>
          </table:table-cell>
          <table:table-cell office:value-type="float" office:value="157.934" calcext:value-type="float">
            <text:p>157.934</text:p>
          </table:table-cell>
          <table:table-cell office:value-type="float" office:value="513.171" calcext:value-type="float">
            <text:p>513.171</text:p>
          </table:table-cell>
          <table:table-cell office:value-type="float" office:value="332.721" calcext:value-type="float">
            <text:p>332.721</text:p>
          </table:table-cell>
          <table:table-cell office:value-type="float" office:value="214.922" calcext:value-type="float">
            <text:p>214.922</text:p>
          </table:table-cell>
          <table:table-cell office:value-type="float" office:value="154.532" calcext:value-type="float">
            <text:p>154.532</text:p>
          </table:table-cell>
          <table:table-cell/>
          <table:table-cell office:value-type="string" calcext:value-type="string">
            <text:p>Valid1</text:p>
          </table:table-cell>
          <table:table-cell office:value-type="float" office:value="308.174" calcext:value-type="float">
            <text:p>308.174</text:p>
          </table:table-cell>
          <table:table-cell office:value-type="float" office:value="246.541" calcext:value-type="float">
            <text:p>246.541</text:p>
          </table:table-cell>
          <table:table-cell office:value-type="float" office:value="487.203" calcext:value-type="float">
            <text:p>487.203</text:p>
          </table:table-cell>
          <table:table-cell office:value-type="float" office:value="345.204" calcext:value-type="float">
            <text:p>345.204</text:p>
          </table:table-cell>
          <table:table-cell office:value-type="float" office:value="297.102" calcext:value-type="float">
            <text:p>297.102</text:p>
          </table:table-cell>
          <table:table-cell office:value-type="float" office:value="222.206" calcext:value-type="float">
            <text:p>222.206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08.509" calcext:value-type="float">
            <text:p>208.509</text:p>
          </table:table-cell>
          <table:table-cell office:value-type="float" office:value="148.474" calcext:value-type="float">
            <text:p>148.474</text:p>
          </table:table-cell>
          <table:table-cell office:value-type="float" office:value="504.309" calcext:value-type="float">
            <text:p>504.309</text:p>
          </table:table-cell>
          <table:table-cell office:value-type="float" office:value="323.354" calcext:value-type="float">
            <text:p>323.354</text:p>
          </table:table-cell>
          <table:table-cell office:value-type="float" office:value="204.693" calcext:value-type="float">
            <text:p>204.693</text:p>
          </table:table-cell>
          <table:table-cell office:value-type="float" office:value="147.475" calcext:value-type="float">
            <text:p>147.475</text:p>
          </table:table-cell>
          <table:table-cell/>
          <table:table-cell office:value-type="string" calcext:value-type="string">
            <text:p>Train2</text:p>
          </table:table-cell>
          <table:table-cell office:value-type="float" office:value="227.93" calcext:value-type="float">
            <text:p>227.93</text:p>
          </table:table-cell>
          <table:table-cell office:value-type="float" office:value="168.77" calcext:value-type="float">
            <text:p>168.77</text:p>
          </table:table-cell>
          <table:table-cell office:value-type="float" office:value="516.601" calcext:value-type="float">
            <text:p>516.601</text:p>
          </table:table-cell>
          <table:table-cell office:value-type="float" office:value="335.178" calcext:value-type="float">
            <text:p>335.178</text:p>
          </table:table-cell>
          <table:table-cell office:value-type="float" office:value="224.916" calcext:value-type="float">
            <text:p>224.916</text:p>
          </table:table-cell>
          <table:table-cell office:value-type="float" office:value="165.37" calcext:value-type="float">
            <text:p>165.3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208.047" calcext:value-type="float">
            <text:p>208.047</text:p>
          </table:table-cell>
          <table:table-cell office:value-type="float" office:value="146.886" calcext:value-type="float">
            <text:p>146.886</text:p>
          </table:table-cell>
          <table:table-cell office:value-type="float" office:value="507.289" calcext:value-type="float">
            <text:p>507.289</text:p>
          </table:table-cell>
          <table:table-cell office:value-type="float" office:value="323.714" calcext:value-type="float">
            <text:p>323.714</text:p>
          </table:table-cell>
          <table:table-cell office:value-type="float" office:value="204.615" calcext:value-type="float">
            <text:p>204.615</text:p>
          </table:table-cell>
          <table:table-cell office:value-type="float" office:value="146.977" calcext:value-type="float">
            <text:p>146.977</text:p>
          </table:table-cell>
          <table:table-cell/>
          <table:table-cell office:value-type="string" calcext:value-type="string">
            <text:p>Valid2</text:p>
          </table:table-cell>
          <table:table-cell office:value-type="float" office:value="300.075" calcext:value-type="float">
            <text:p>300.075</text:p>
          </table:table-cell>
          <table:table-cell office:value-type="float" office:value="217.222" calcext:value-type="float">
            <text:p>217.222</text:p>
          </table:table-cell>
          <table:table-cell office:value-type="float" office:value="506.199" calcext:value-type="float">
            <text:p>506.199</text:p>
          </table:table-cell>
          <table:table-cell office:value-type="float" office:value="340.129" calcext:value-type="float">
            <text:p>340.129</text:p>
          </table:table-cell>
          <table:table-cell office:value-type="float" office:value="281.317" calcext:value-type="float">
            <text:p>281.317</text:p>
          </table:table-cell>
          <table:table-cell office:value-type="float" office:value="200.67" calcext:value-type="float">
            <text:p>200.6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02.479" calcext:value-type="float">
            <text:p>202.479</text:p>
          </table:table-cell>
          <table:table-cell office:value-type="float" office:value="142.367" calcext:value-type="float">
            <text:p>142.367</text:p>
          </table:table-cell>
          <table:table-cell office:value-type="float" office:value="498.58" calcext:value-type="float">
            <text:p>498.58</text:p>
          </table:table-cell>
          <table:table-cell office:value-type="float" office:value="316.567" calcext:value-type="float">
            <text:p>316.567</text:p>
          </table:table-cell>
          <table:table-cell office:value-type="float" office:value="198.725" calcext:value-type="float">
            <text:p>198.725</text:p>
          </table:table-cell>
          <table:table-cell office:value-type="float" office:value="142.599" calcext:value-type="float">
            <text:p>142.599</text:p>
          </table:table-cell>
          <table:table-cell/>
          <table:table-cell office:value-type="string" calcext:value-type="string">
            <text:p>Train3</text:p>
          </table:table-cell>
          <table:table-cell office:value-type="float" office:value="184.514" calcext:value-type="float">
            <text:p>184.514</text:p>
          </table:table-cell>
          <table:table-cell office:value-type="float" office:value="125.383" calcext:value-type="float">
            <text:p>125.383</text:p>
          </table:table-cell>
          <table:table-cell office:value-type="float" office:value="475.652" calcext:value-type="float">
            <text:p>475.652</text:p>
          </table:table-cell>
          <table:table-cell office:value-type="float" office:value="295.344" calcext:value-type="float">
            <text:p>295.344</text:p>
          </table:table-cell>
          <table:table-cell office:value-type="float" office:value="181.083" calcext:value-type="float">
            <text:p>181.083</text:p>
          </table:table-cell>
          <table:table-cell office:value-type="float" office:value="127.076" calcext:value-type="float">
            <text:p>127.07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99.361" calcext:value-type="float">
            <text:p>199.361</text:p>
          </table:table-cell>
          <table:table-cell office:value-type="float" office:value="139.239" calcext:value-type="float">
            <text:p>139.239</text:p>
          </table:table-cell>
          <table:table-cell office:value-type="float" office:value="496.787" calcext:value-type="float">
            <text:p>496.787</text:p>
          </table:table-cell>
          <table:table-cell office:value-type="float" office:value="313.156" calcext:value-type="float">
            <text:p>313.156</text:p>
          </table:table-cell>
          <table:table-cell office:value-type="float" office:value="195.595" calcext:value-type="float">
            <text:p>195.595</text:p>
          </table:table-cell>
          <table:table-cell office:value-type="float" office:value="139.729" calcext:value-type="float">
            <text:p>139.729</text:p>
          </table:table-cell>
          <table:table-cell/>
          <table:table-cell office:value-type="string" calcext:value-type="string">
            <text:p>Valid3</text:p>
          </table:table-cell>
          <table:table-cell office:value-type="float" office:value="231.426" calcext:value-type="float">
            <text:p>231.426</text:p>
          </table:table-cell>
          <table:table-cell office:value-type="float" office:value="165.85" calcext:value-type="float">
            <text:p>165.85</text:p>
          </table:table-cell>
          <table:table-cell office:value-type="float" office:value="442.272" calcext:value-type="float">
            <text:p>442.272</text:p>
          </table:table-cell>
          <table:table-cell office:value-type="float" office:value="277.639" calcext:value-type="float">
            <text:p>277.639</text:p>
          </table:table-cell>
          <table:table-cell office:value-type="float" office:value="224.284" calcext:value-type="float">
            <text:p>224.284</text:p>
          </table:table-cell>
          <table:table-cell office:value-type="float" office:value="160.492" calcext:value-type="float">
            <text:p>160.492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93.366" calcext:value-type="float">
            <text:p>193.366</text:p>
          </table:table-cell>
          <table:table-cell office:value-type="float" office:value="134.291" calcext:value-type="float">
            <text:p>134.291</text:p>
          </table:table-cell>
          <table:table-cell office:value-type="float" office:value="486.797" calcext:value-type="float">
            <text:p>486.797</text:p>
          </table:table-cell>
          <table:table-cell office:value-type="float" office:value="305.941" calcext:value-type="float">
            <text:p>305.941</text:p>
          </table:table-cell>
          <table:table-cell office:value-type="float" office:value="189.851" calcext:value-type="float">
            <text:p>189.851</text:p>
          </table:table-cell>
          <table:table-cell office:value-type="float" office:value="135.045" calcext:value-type="float">
            <text:p>135.045</text:p>
          </table:table-cell>
          <table:table-cell/>
          <table:table-cell office:value-type="string" calcext:value-type="string">
            <text:p>Test</text:p>
          </table:table-cell>
          <table:table-cell office:value-type="float" office:value="219.991" calcext:value-type="float">
            <text:p>219.991</text:p>
          </table:table-cell>
          <table:table-cell office:value-type="float" office:value="158.237" calcext:value-type="float">
            <text:p>158.237</text:p>
          </table:table-cell>
          <table:table-cell office:value-type="float" office:value="419.348" calcext:value-type="float">
            <text:p>419.348</text:p>
          </table:table-cell>
          <table:table-cell office:value-type="float" office:value="267.113" calcext:value-type="float">
            <text:p>267.113</text:p>
          </table:table-cell>
          <table:table-cell office:value-type="float" office:value="216.619" calcext:value-type="float">
            <text:p>216.619</text:p>
          </table:table-cell>
          <table:table-cell office:value-type="float" office:value="153.099" calcext:value-type="float">
            <text:p>153.099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90.841" calcext:value-type="float">
            <text:p>190.841</text:p>
          </table:table-cell>
          <table:table-cell office:value-type="float" office:value="131.955" calcext:value-type="float">
            <text:p>131.955</text:p>
          </table:table-cell>
          <table:table-cell office:value-type="float" office:value="484.131" calcext:value-type="float">
            <text:p>484.131</text:p>
          </table:table-cell>
          <table:table-cell office:value-type="float" office:value="303.097" calcext:value-type="float">
            <text:p>303.097</text:p>
          </table:table-cell>
          <table:table-cell office:value-type="float" office:value="187.328" calcext:value-type="float">
            <text:p>187.328</text:p>
          </table:table-cell>
          <table:table-cell office:value-type="float" office:value="132.931" calcext:value-type="float">
            <text:p>132.931</text:p>
          </table:table-cell>
          <table:table-cell table:number-columns-repeated="8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89.614" calcext:value-type="float">
            <text:p>189.614</text:p>
          </table:table-cell>
          <table:table-cell office:value-type="float" office:value="130.774" calcext:value-type="float">
            <text:p>130.774</text:p>
          </table:table-cell>
          <table:table-cell office:value-type="float" office:value="481.904" calcext:value-type="float">
            <text:p>481.904</text:p>
          </table:table-cell>
          <table:table-cell office:value-type="float" office:value="301.352" calcext:value-type="float">
            <text:p>301.352</text:p>
          </table:table-cell>
          <table:table-cell office:value-type="float" office:value="186.114" calcext:value-type="float">
            <text:p>186.114</text:p>
          </table:table-cell>
          <table:table-cell office:value-type="float" office:value="131.651" calcext:value-type="float">
            <text:p>131.651</text:p>
          </table:table-cell>
          <table:table-cell table:number-columns-repeated="8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87.959" calcext:value-type="float">
            <text:p>187.959</text:p>
          </table:table-cell>
          <table:table-cell office:value-type="float" office:value="128.851" calcext:value-type="float">
            <text:p>128.851</text:p>
          </table:table-cell>
          <table:table-cell office:value-type="float" office:value="480.342" calcext:value-type="float">
            <text:p>480.342</text:p>
          </table:table-cell>
          <table:table-cell office:value-type="float" office:value="299.406" calcext:value-type="float">
            <text:p>299.406</text:p>
          </table:table-cell>
          <table:table-cell office:value-type="float" office:value="184.412" calcext:value-type="float">
            <text:p>184.412</text:p>
          </table:table-cell>
          <table:table-cell office:value-type="float" office:value="130.255" calcext:value-type="float">
            <text:p>130.2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40:27.768847825</meta:creation-date>
    <dc:date>2017-12-10T12:57:34.425265459</dc:date>
    <meta:editing-duration>PT6M36S</meta:editing-duration>
    <meta:editing-cycles>2</meta:editing-cycles>
    <meta:generator>LibreOffice/5.1.6.2$Linux_X86_64 LibreOffice_project/10m0$Build-2</meta:generator>
    <meta:document-statistic meta:table-count="1" meta:cell-count="1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spline-resolution="10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855cm" svg:y="2.709cm" style:legend-expansion="high" chart:style-name="ch2"/>
        <chart:plot-area chart:style-name="ch3" table:cell-range-address="Sheet1.A1:Sheet1.G11" chart:data-source-has-labels="row" svg:x="0.319cm" svg:y="0.18cm" svg:width="12.217cm" svg:height="8.645cm">
          <chartooo:coordinate-region svg:x="1.126cm" svg:y="0.379cm" svg:width="11.03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1" chart:label-cell-address="Sheet1.A1:Sheet1.A1" chart:class="chart:line">
            <chart:data-point chart:repeated="10"/>
          </chart:series>
          <chart:series chart:style-name="ch7" chart:values-cell-range-address="Sheet1.B2:Sheet1.B11" chart:label-cell-address="Sheet1.B1:Sheet1.B1" chart:class="chart:line">
            <chart:data-point chart:repeated="10"/>
          </chart:series>
          <chart:series chart:style-name="ch8" chart:values-cell-range-address="Sheet1.C2:Sheet1.C11" chart:label-cell-address="Sheet1.C1:Sheet1.C1" chart:class="chart:line">
            <chart:data-point chart:repeated="10"/>
          </chart:series>
          <chart:series chart:style-name="ch9" chart:values-cell-range-address="Sheet1.D2:Sheet1.D11" chart:label-cell-address="Sheet1.D1:Sheet1.D1" chart:class="chart:line">
            <chart:data-point chart:repeated="10"/>
          </chart:series>
          <chart:series chart:style-name="ch10" chart:values-cell-range-address="Sheet1.E2:Sheet1.E11" chart:label-cell-address="Sheet1.E1:Sheet1.E1" chart:class="chart:line">
            <chart:data-point chart:repeated="10"/>
          </chart:series>
          <chart:series chart:style-name="ch11" chart:values-cell-range-address="Sheet1.F2:Sheet1.F11" chart:label-cell-address="Sheet1.F1:Sheet1.F1" chart:class="chart:line">
            <chart:data-point chart:repeated="10"/>
          </chart:series>
          <chart:series chart:style-name="ch12" chart:values-cell-range-address="Sheet1.G2:Sheet1.G11" chart:label-cell-address="Sheet1.G1:Sheet1.G1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poch</text:p>
                <draw:g>
                  <svg:desc>Sheet1.A1:Sheet1.A1</svg:desc>
                </draw:g>
              </table:table-cell>
              <table:table-cell office:value-type="string">
                <text:p>Defaults</text:p>
                <draw:g>
                  <svg:desc>Sheet1.B1:Sheet1.B1</svg:desc>
                </draw:g>
              </table:table-cell>
              <table:table-cell office:value-type="string">
                <text:p>Hidden_512</text:p>
                <draw:g>
                  <svg:desc>Sheet1.C1:Sheet1.C1</svg:desc>
                </draw:g>
              </table:table-cell>
              <table:table-cell office:value-type="string">
                <text:p>Keep_0.5</text:p>
                <draw:g>
                  <svg:desc>Sheet1.D1:Sheet1.D1</svg:desc>
                </draw:g>
              </table:table-cell>
              <table:table-cell office:value-type="string">
                <text:p>Keep_0.75</text:p>
                <draw:g>
                  <svg:desc>Sheet1.E1:Sheet1.E1</svg:desc>
                </draw:g>
              </table:table-cell>
              <table:table-cell office:value-type="string">
                <text:p>Layers_3</text:p>
                <draw:g>
                  <svg:desc>Sheet1.F1:Sheet1.F1</svg:desc>
                </draw:g>
              </table:table-cell>
              <table:table-cell office:value-type="string">
                <text:p>Steps_50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A2:Sheet1.A11</svg:desc>
                </draw:g>
              </table:table-cell>
              <table:table-cell office:value-type="float" office:value="840.212">
                <text:p>840.212</text:p>
                <draw:g>
                  <svg:desc>Sheet1.B2:Sheet1.B11</svg:desc>
                </draw:g>
              </table:table-cell>
              <table:table-cell office:value-type="float" office:value="520.846">
                <text:p>520.846</text:p>
                <draw:g>
                  <svg:desc>Sheet1.C2:Sheet1.C11</svg:desc>
                </draw:g>
              </table:table-cell>
              <table:table-cell office:value-type="float" office:value="1432.277">
                <text:p>1432.277</text:p>
                <draw:g>
                  <svg:desc>Sheet1.D2:Sheet1.D11</svg:desc>
                </draw:g>
              </table:table-cell>
              <table:table-cell office:value-type="float" office:value="1012.399">
                <text:p>1012.399</text:p>
                <draw:g>
                  <svg:desc>Sheet1.E2:Sheet1.E11</svg:desc>
                </draw:g>
              </table:table-cell>
              <table:table-cell office:value-type="float" office:value="689.458">
                <text:p>689.458</text:p>
                <draw:g>
                  <svg:desc>Sheet1.F2:Sheet1.F11</svg:desc>
                </draw:g>
              </table:table-cell>
              <table:table-cell office:value-type="float" office:value="264.499">
                <text:p>264.499</text:p>
                <draw:g>
                  <svg:desc>Sheet1.G2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">
                <text:p>3.1</text:p>
              </table:table-cell>
              <table:table-cell office:value-type="float" office:value="219.563">
                <text:p>219.563</text:p>
              </table:table-cell>
              <table:table-cell office:value-type="float" office:value="157.934">
                <text:p>157.934</text:p>
              </table:table-cell>
              <table:table-cell office:value-type="float" office:value="513.171">
                <text:p>513.171</text:p>
              </table:table-cell>
              <table:table-cell office:value-type="float" office:value="332.721">
                <text:p>332.721</text:p>
              </table:table-cell>
              <table:table-cell office:value-type="float" office:value="214.922">
                <text:p>214.922</text:p>
              </table:table-cell>
              <table:table-cell office:value-type="float" office:value="154.532">
                <text:p>154.5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208.509">
                <text:p>208.509</text:p>
              </table:table-cell>
              <table:table-cell office:value-type="float" office:value="148.474">
                <text:p>148.474</text:p>
              </table:table-cell>
              <table:table-cell office:value-type="float" office:value="504.309">
                <text:p>504.309</text:p>
              </table:table-cell>
              <table:table-cell office:value-type="float" office:value="323.354">
                <text:p>323.354</text:p>
              </table:table-cell>
              <table:table-cell office:value-type="float" office:value="204.693">
                <text:p>204.693</text:p>
              </table:table-cell>
              <table:table-cell office:value-type="float" office:value="147.475">
                <text:p>147.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3">
                <text:p>3.3</text:p>
              </table:table-cell>
              <table:table-cell office:value-type="float" office:value="208.047">
                <text:p>208.047</text:p>
              </table:table-cell>
              <table:table-cell office:value-type="float" office:value="146.886">
                <text:p>146.886</text:p>
              </table:table-cell>
              <table:table-cell office:value-type="float" office:value="507.289">
                <text:p>507.289</text:p>
              </table:table-cell>
              <table:table-cell office:value-type="float" office:value="323.714">
                <text:p>323.714</text:p>
              </table:table-cell>
              <table:table-cell office:value-type="float" office:value="204.615">
                <text:p>204.615</text:p>
              </table:table-cell>
              <table:table-cell office:value-type="float" office:value="146.977">
                <text:p>146.9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">
                <text:p>3.4</text:p>
              </table:table-cell>
              <table:table-cell office:value-type="float" office:value="202.479">
                <text:p>202.479</text:p>
              </table:table-cell>
              <table:table-cell office:value-type="float" office:value="142.367">
                <text:p>142.367</text:p>
              </table:table-cell>
              <table:table-cell office:value-type="float" office:value="498.58">
                <text:p>498.58</text:p>
              </table:table-cell>
              <table:table-cell office:value-type="float" office:value="316.567">
                <text:p>316.567</text:p>
              </table:table-cell>
              <table:table-cell office:value-type="float" office:value="198.725">
                <text:p>198.725</text:p>
              </table:table-cell>
              <table:table-cell office:value-type="float" office:value="142.599">
                <text:p>142.5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199.361">
                <text:p>199.361</text:p>
              </table:table-cell>
              <table:table-cell office:value-type="float" office:value="139.239">
                <text:p>139.239</text:p>
              </table:table-cell>
              <table:table-cell office:value-type="float" office:value="496.787">
                <text:p>496.787</text:p>
              </table:table-cell>
              <table:table-cell office:value-type="float" office:value="313.156">
                <text:p>313.156</text:p>
              </table:table-cell>
              <table:table-cell office:value-type="float" office:value="195.595">
                <text:p>195.595</text:p>
              </table:table-cell>
              <table:table-cell office:value-type="float" office:value="139.729">
                <text:p>139.7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193.366">
                <text:p>193.366</text:p>
              </table:table-cell>
              <table:table-cell office:value-type="float" office:value="134.291">
                <text:p>134.291</text:p>
              </table:table-cell>
              <table:table-cell office:value-type="float" office:value="486.797">
                <text:p>486.797</text:p>
              </table:table-cell>
              <table:table-cell office:value-type="float" office:value="305.941">
                <text:p>305.941</text:p>
              </table:table-cell>
              <table:table-cell office:value-type="float" office:value="189.851">
                <text:p>189.851</text:p>
              </table:table-cell>
              <table:table-cell office:value-type="float" office:value="135.045">
                <text:p>135.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">
                <text:p>3.7</text:p>
              </table:table-cell>
              <table:table-cell office:value-type="float" office:value="190.841">
                <text:p>190.841</text:p>
              </table:table-cell>
              <table:table-cell office:value-type="float" office:value="131.955">
                <text:p>131.955</text:p>
              </table:table-cell>
              <table:table-cell office:value-type="float" office:value="484.131">
                <text:p>484.131</text:p>
              </table:table-cell>
              <table:table-cell office:value-type="float" office:value="303.097">
                <text:p>303.097</text:p>
              </table:table-cell>
              <table:table-cell office:value-type="float" office:value="187.328">
                <text:p>187.328</text:p>
              </table:table-cell>
              <table:table-cell office:value-type="float" office:value="132.931">
                <text:p>132.9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8">
                <text:p>3.8</text:p>
              </table:table-cell>
              <table:table-cell office:value-type="float" office:value="189.614">
                <text:p>189.614</text:p>
              </table:table-cell>
              <table:table-cell office:value-type="float" office:value="130.774">
                <text:p>130.774</text:p>
              </table:table-cell>
              <table:table-cell office:value-type="float" office:value="481.904">
                <text:p>481.904</text:p>
              </table:table-cell>
              <table:table-cell office:value-type="float" office:value="301.352">
                <text:p>301.352</text:p>
              </table:table-cell>
              <table:table-cell office:value-type="float" office:value="186.114">
                <text:p>186.114</text:p>
              </table:table-cell>
              <table:table-cell office:value-type="float" office:value="131.651">
                <text:p>131.6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9">
                <text:p>3.9</text:p>
              </table:table-cell>
              <table:table-cell office:value-type="float" office:value="187.959">
                <text:p>187.959</text:p>
              </table:table-cell>
              <table:table-cell office:value-type="float" office:value="128.851">
                <text:p>128.851</text:p>
              </table:table-cell>
              <table:table-cell office:value-type="float" office:value="480.342">
                <text:p>480.342</text:p>
              </table:table-cell>
              <table:table-cell office:value-type="float" office:value="299.406">
                <text:p>299.406</text:p>
              </table:table-cell>
              <table:table-cell office:value-type="float" office:value="184.412">
                <text:p>184.412</text:p>
              </table:table-cell>
              <table:table-cell office:value-type="float" office:value="130.255">
                <text:p>130.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pline-resolution="100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57cm" svg:y="2.956cm" style:legend-expansion="high" chart:style-name="ch2"/>
        <chart:plot-area chart:style-name="ch3" table:cell-range-address="Sheet1.I1:Sheet1.O8" chart:data-source-has-labels="both" svg:x="0.32cm" svg:y="0.18cm" svg:width="12.217cm" svg:height="8.64cm">
          <chartooo:coordinate-region svg:x="1.127cm" svg:y="0.379cm" svg:width="11.091cm" svg:height="7.794cm"/>
          <chart:axis chart:dimension="x" chart:name="primary-x" chart:style-name="ch4" chartooo:axis-type="auto">
            <chartooo:date-scale/>
            <chart:categories table:cell-range-address="Sheet1.I2:Sheet1.I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2:Sheet1.J8" chart:label-cell-address="Sheet1.J1:Sheet1.J1" chart:class="chart:line">
            <chart:data-point chart:repeated="7"/>
          </chart:series>
          <chart:series chart:style-name="ch7" chart:values-cell-range-address="Sheet1.K2:Sheet1.K8" chart:label-cell-address="Sheet1.K1:Sheet1.K1" chart:class="chart:line">
            <chart:data-point chart:repeated="7"/>
          </chart:series>
          <chart:series chart:style-name="ch8" chart:values-cell-range-address="Sheet1.L2:Sheet1.L8" chart:label-cell-address="Sheet1.L1:Sheet1.L1" chart:class="chart:line">
            <chart:data-point chart:repeated="7"/>
          </chart:series>
          <chart:series chart:style-name="ch9" chart:values-cell-range-address="Sheet1.M2:Sheet1.M8" chart:label-cell-address="Sheet1.M1:Sheet1.M1" chart:class="chart:line">
            <chart:data-point chart:repeated="7"/>
          </chart:series>
          <chart:series chart:style-name="ch10" chart:values-cell-range-address="Sheet1.N2:Sheet1.N8" chart:label-cell-address="Sheet1.N1:Sheet1.N1" chart:class="chart:line">
            <chart:data-point chart:repeated="7"/>
          </chart:series>
          <chart:series chart:style-name="ch11" chart:values-cell-range-address="Sheet1.O2:Sheet1.O8" chart:label-cell-address="Sheet1.O1:Sheet1.O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aults</text:p>
                <draw:g>
                  <svg:desc>Sheet1.J1:Sheet1.J1</svg:desc>
                </draw:g>
              </table:table-cell>
              <table:table-cell office:value-type="string">
                <text:p>Hidden_512</text:p>
                <draw:g>
                  <svg:desc>Sheet1.K1:Sheet1.K1</svg:desc>
                </draw:g>
              </table:table-cell>
              <table:table-cell office:value-type="string">
                <text:p>Keep_0.5</text:p>
                <draw:g>
                  <svg:desc>Sheet1.L1:Sheet1.L1</svg:desc>
                </draw:g>
              </table:table-cell>
              <table:table-cell office:value-type="string">
                <text:p>Keep_0.75</text:p>
                <draw:g>
                  <svg:desc>Sheet1.M1:Sheet1.M1</svg:desc>
                </draw:g>
              </table:table-cell>
              <table:table-cell office:value-type="string">
                <text:p>Layers_3</text:p>
                <draw:g>
                  <svg:desc>Sheet1.N1:Sheet1.N1</svg:desc>
                </draw:g>
              </table:table-cell>
              <table:table-cell office:value-type="string">
                <text:p>Steps_50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ain1</text:p>
                <draw:g>
                  <svg:desc>Sheet1.I2:Sheet1.I8</svg:desc>
                </draw:g>
              </table:table-cell>
              <table:table-cell office:value-type="float" office:value="276.452">
                <text:p>276.452</text:p>
                <draw:g>
                  <svg:desc>Sheet1.J2:Sheet1.J8</svg:desc>
                </draw:g>
              </table:table-cell>
              <table:table-cell office:value-type="float" office:value="239.107">
                <text:p>239.107</text:p>
                <draw:g>
                  <svg:desc>Sheet1.K2:Sheet1.K8</svg:desc>
                </draw:g>
              </table:table-cell>
              <table:table-cell office:value-type="float" office:value="520.729">
                <text:p>520.729</text:p>
                <draw:g>
                  <svg:desc>Sheet1.L2:Sheet1.L8</svg:desc>
                </draw:g>
              </table:table-cell>
              <table:table-cell office:value-type="float" office:value="367.338">
                <text:p>367.338</text:p>
                <draw:g>
                  <svg:desc>Sheet1.M2:Sheet1.M8</svg:desc>
                </draw:g>
              </table:table-cell>
              <table:table-cell office:value-type="float" office:value="280.231">
                <text:p>280.231</text:p>
                <draw:g>
                  <svg:desc>Sheet1.N2:Sheet1.N8</svg:desc>
                </draw:g>
              </table:table-cell>
              <table:table-cell office:value-type="float" office:value="234.531">
                <text:p>234.531</text:p>
                <draw:g>
                  <svg:desc>Sheet1.O2:Sheet1.O8</svg:desc>
                </draw:g>
              </table:table-cell>
            </table:table-row>
            <table:table-row>
              <table:table-cell office:value-type="string">
                <text:p>Valid1</text:p>
              </table:table-cell>
              <table:table-cell office:value-type="float" office:value="308.174">
                <text:p>308.174</text:p>
              </table:table-cell>
              <table:table-cell office:value-type="float" office:value="246.541">
                <text:p>246.541</text:p>
              </table:table-cell>
              <table:table-cell office:value-type="float" office:value="487.203">
                <text:p>487.203</text:p>
              </table:table-cell>
              <table:table-cell office:value-type="float" office:value="345.204">
                <text:p>345.204</text:p>
              </table:table-cell>
              <table:table-cell office:value-type="float" office:value="297.102">
                <text:p>297.102</text:p>
              </table:table-cell>
              <table:table-cell office:value-type="float" office:value="222.206">
                <text:p>222.206</text:p>
              </table:table-cell>
            </table:table-row>
            <table:table-row>
              <table:table-cell office:value-type="string">
                <text:p>Train2</text:p>
              </table:table-cell>
              <table:table-cell office:value-type="float" office:value="227.93">
                <text:p>227.93</text:p>
              </table:table-cell>
              <table:table-cell office:value-type="float" office:value="168.77">
                <text:p>168.77</text:p>
              </table:table-cell>
              <table:table-cell office:value-type="float" office:value="516.601">
                <text:p>516.601</text:p>
              </table:table-cell>
              <table:table-cell office:value-type="float" office:value="335.178">
                <text:p>335.178</text:p>
              </table:table-cell>
              <table:table-cell office:value-type="float" office:value="224.916">
                <text:p>224.916</text:p>
              </table:table-cell>
              <table:table-cell office:value-type="float" office:value="165.37">
                <text:p>165.37</text:p>
              </table:table-cell>
            </table:table-row>
            <table:table-row>
              <table:table-cell office:value-type="string">
                <text:p>Valid2</text:p>
              </table:table-cell>
              <table:table-cell office:value-type="float" office:value="300.075">
                <text:p>300.075</text:p>
              </table:table-cell>
              <table:table-cell office:value-type="float" office:value="217.222">
                <text:p>217.222</text:p>
              </table:table-cell>
              <table:table-cell office:value-type="float" office:value="506.199">
                <text:p>506.199</text:p>
              </table:table-cell>
              <table:table-cell office:value-type="float" office:value="340.129">
                <text:p>340.129</text:p>
              </table:table-cell>
              <table:table-cell office:value-type="float" office:value="281.317">
                <text:p>281.317</text:p>
              </table:table-cell>
              <table:table-cell office:value-type="float" office:value="200.67">
                <text:p>200.67</text:p>
              </table:table-cell>
            </table:table-row>
            <table:table-row>
              <table:table-cell office:value-type="string">
                <text:p>Train3</text:p>
              </table:table-cell>
              <table:table-cell office:value-type="float" office:value="184.514">
                <text:p>184.514</text:p>
              </table:table-cell>
              <table:table-cell office:value-type="float" office:value="125.383">
                <text:p>125.383</text:p>
              </table:table-cell>
              <table:table-cell office:value-type="float" office:value="475.652">
                <text:p>475.652</text:p>
              </table:table-cell>
              <table:table-cell office:value-type="float" office:value="295.344">
                <text:p>295.344</text:p>
              </table:table-cell>
              <table:table-cell office:value-type="float" office:value="181.083">
                <text:p>181.083</text:p>
              </table:table-cell>
              <table:table-cell office:value-type="float" office:value="127.076">
                <text:p>127.076</text:p>
              </table:table-cell>
            </table:table-row>
            <table:table-row>
              <table:table-cell office:value-type="string">
                <text:p>Valid3</text:p>
              </table:table-cell>
              <table:table-cell office:value-type="float" office:value="231.426">
                <text:p>231.426</text:p>
              </table:table-cell>
              <table:table-cell office:value-type="float" office:value="165.85">
                <text:p>165.85</text:p>
              </table:table-cell>
              <table:table-cell office:value-type="float" office:value="442.272">
                <text:p>442.272</text:p>
              </table:table-cell>
              <table:table-cell office:value-type="float" office:value="277.639">
                <text:p>277.639</text:p>
              </table:table-cell>
              <table:table-cell office:value-type="float" office:value="224.284">
                <text:p>224.284</text:p>
              </table:table-cell>
              <table:table-cell office:value-type="float" office:value="160.492">
                <text:p>160.492</text:p>
              </table:table-cell>
            </table:table-row>
            <table:table-row>
              <table:table-cell office:value-type="string">
                <text:p>Test</text:p>
              </table:table-cell>
              <table:table-cell office:value-type="float" office:value="219.991">
                <text:p>219.991</text:p>
              </table:table-cell>
              <table:table-cell office:value-type="float" office:value="158.237">
                <text:p>158.237</text:p>
              </table:table-cell>
              <table:table-cell office:value-type="float" office:value="419.348">
                <text:p>419.348</text:p>
              </table:table-cell>
              <table:table-cell office:value-type="float" office:value="267.113">
                <text:p>267.113</text:p>
              </table:table-cell>
              <table:table-cell office:value-type="float" office:value="216.619">
                <text:p>216.619</text:p>
              </table:table-cell>
              <table:table-cell office:value-type="float" office:value="153.099">
                <text:p>153.0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